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 (Computer Systems)</text:span><text:span text:style-name="T2"><text:line-break/></text:span><text:span text:style-name="T3">Unit 10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0. Activities 01</text:span></text:p>
      <text:list xml:id="list3311042355" text:style-name="WWNum1">
        <text:list-item>
          <text:p text:style-name="P12"><text:bookmark text:name="_hnqspirfq5lr"/>Exercise 01</text:p>
        </text:list-item>
      </text:list>
      <text:p text:style-name="Standard">Using DRBL (or CloneZilla) create an image of the main partition of your hard disk. Save it in an external hard disk. </text:p>
      <text:p text:style-name="Standard">Share in forum your problems or if you have success without any problem :)</text:p>
      <text:list xml:id="list81002130418216" text:continue-numbering="true" text:style-name="WWNum1">
        <text:list-item>
          <text:p text:style-name="P12"><text:bookmark text:name="_l9jpewy3593f"/>Exercise 02</text:p>
        </text:list-item>
      </text:list>
      <text:p text:style-name="P6">Using DRBL (or ClonZilla) restore your image in a Virtual Machine. Note that you will need a virtual disk of at least the size of your partition. You can follow this video as a reference</text:p>
      <text:p text:style-name="P6"><text:a xlink:type="simple" xlink:href="https://www.youtube.com/watch?v=ainjV3X6wqQ" text:style-name="ListLabel_20_1" text:visited-style-name="ListLabel_20_1"><text:span text:style-name="T9">https://www.youtube.com/watch?v=ainjV3X6wqQ</text:span></text:a></text:p>
      <text:p text:style-name="P6">Share in forum your problems or if you have success without any problem :)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0. Disk images</text:span></text:p>
      </style:header>
      <style:footer>
        <text:p text:style-name="MP4"><text:span text:style-name="MT1">CFGS DAM/DAW<text:tab/><text:tab/>Unit 10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28" meta:character-count="756" meta:non-whitespace-character-count="641"/>
    <meta:generator>LibreOfficeDev/6.0.5.2$Linux_X86_64 LibreOffice_project/</meta:generator>
  </office:meta>
</office:document-meta>
</file>